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4.774cm" svg:y1="4.598cm" svg:x2="12.924cm" svg:y2="6.355cm" draw:start-shape="id1" draw:start-glue-point="8" draw:end-shape="id2" draw:end-glue-point="4" svg:d="M14774 4598l-1850 1757" svg:viewBox="0 0 1851 1758">
          <text:p/>
        </draw:connector>
        <draw:custom-shape draw:style-name="gr2" draw:text-style-name="P1" xml:id="id2" draw:id="id2" draw:layer="layout" svg:width="2.159cm" svg:height="1.143cm" svg:x="11.844cm" svg:y="6.35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159cm" svg:height="1.143cm" svg:x="15.544cm" svg:y="6.35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4.774cm" svg:y1="4.598cm" svg:x2="16.624cm" svg:y2="6.355cm" draw:start-shape="id1" draw:start-glue-point="8" draw:end-shape="id3" draw:end-glue-point="4" svg:d="M14774 4598l1850 1757" svg:viewBox="0 0 1851 1758">
          <text:p/>
        </draw:connector>
        <draw:frame draw:style-name="gr3" draw:layer="layout" svg:width="0.853cm" svg:height="0.962cm" svg:x="13.315cm" svg:y="4.655cm">
          <draw:text-box>
            <text:p>0</text:p>
          </draw:text-box>
        </draw:frame>
        <draw:frame draw:style-name="gr3" draw:layer="layout" svg:width="0.853cm" svg:height="0.962cm" svg:x="15.539cm" svg:y="4.655cm">
          <draw:text-box>
            <text:p>1</text:p>
          </draw:text-box>
        </draw:frame>
        <draw:custom-shape draw:style-name="gr2" draw:text-style-name="P1" xml:id="id1" draw:id="id1" draw:layer="layout" svg:width="2.159cm" svg:height="1.143cm" svg:x="13.694cm" svg:y="3.45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624cm" svg:y1="7.498cm" svg:x2="14.774cm" svg:y2="9.255cm" draw:start-shape="id3" draw:start-glue-point="8" draw:end-shape="id4" draw:end-glue-point="4" svg:d="M16624 7498l-1850 1757" svg:viewBox="0 0 1851 1758">
          <text:p/>
        </draw:connector>
        <draw:custom-shape draw:style-name="gr2" draw:text-style-name="P1" xml:id="id4" draw:id="id4" draw:layer="layout" svg:width="2.159cm" svg:height="1.143cm" svg:x="13.694cm" svg:y="9.255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2.159cm" svg:height="1.143cm" svg:x="17.394cm" svg:y="9.255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624cm" svg:y1="7.498cm" svg:x2="18.474cm" svg:y2="9.255cm" draw:start-shape="id3" draw:start-glue-point="8" draw:end-shape="id5" draw:end-glue-point="4" svg:d="M16624 7498l1850 1757" svg:viewBox="0 0 1851 1758">
          <text:p/>
        </draw:connector>
        <draw:frame draw:style-name="gr3" draw:layer="layout" svg:width="0.853cm" svg:height="0.962cm" svg:x="15.165cm" svg:y="7.555cm">
          <draw:text-box>
            <text:p>0</text:p>
          </draw:text-box>
        </draw:frame>
        <draw:frame draw:style-name="gr3" draw:layer="layout" svg:width="0.853cm" svg:height="0.962cm" svg:x="17.389cm" svg:y="7.555cm">
          <draw:text-box>
            <text:p>1</text:p>
          </draw:text-box>
        </draw:frame>
        <draw:connector draw:style-name="gr1" draw:text-style-name="P1" draw:layer="layout" draw:type="line" svg:x1="18.474cm" svg:y1="10.398cm" svg:x2="16.624cm" svg:y2="12.155cm" draw:end-shape="id6" draw:end-glue-point="4" svg:d="M18474 10398l-1850 1757" svg:viewBox="0 0 1851 1758">
          <text:p/>
        </draw:connector>
        <draw:custom-shape draw:style-name="gr2" draw:text-style-name="P1" xml:id="id6" draw:id="id6" draw:layer="layout" svg:width="2.159cm" svg:height="1.143cm" svg:x="15.544cm" svg:y="12.155cm">
          <text:p text:style-name="P1">1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2.159cm" svg:height="1.143cm" svg:x="19.244cm" svg:y="12.155cm">
          <text:p text:style-name="P1">1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8.474cm" svg:y1="10.398cm" svg:x2="20.324cm" svg:y2="12.155cm" draw:end-shape="id7" draw:end-glue-point="4" svg:d="M18474 10398l1850 1757" svg:viewBox="0 0 1851 1758">
          <text:p/>
        </draw:connector>
        <draw:frame draw:style-name="gr3" draw:layer="layout" svg:width="0.853cm" svg:height="0.962cm" svg:x="17.015cm" svg:y="10.455cm">
          <draw:text-box>
            <text:p>0</text:p>
          </draw:text-box>
        </draw:frame>
        <draw:frame draw:style-name="gr3" draw:layer="layout" svg:width="0.853cm" svg:height="0.962cm" svg:x="19.239cm" svg:y="10.455cm">
          <draw:text-box>
            <text:p>1</text:p>
          </draw:text-box>
        </draw:frame>
        <draw:connector draw:style-name="gr1" draw:text-style-name="P1" draw:layer="layout" draw:type="line" svg:x1="20.349cm" svg:y1="13.298cm" svg:x2="18.499cm" svg:y2="15.055cm" draw:end-shape="id8" draw:end-glue-point="4" svg:d="M20349 13298l-1850 1757" svg:viewBox="0 0 1851 1758">
          <text:p/>
        </draw:connector>
        <draw:custom-shape draw:style-name="gr2" draw:text-style-name="P1" xml:id="id8" draw:id="id8" draw:layer="layout" svg:width="2.159cm" svg:height="1.143cm" svg:x="17.419cm" svg:y="15.055cm">
          <text:p text:style-name="P1">11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0.853cm" svg:height="0.962cm" svg:x="18.89cm" svg:y="13.355cm">
          <draw:text-box>
            <text:p>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1:14:09.306770147</meta:creation-date>
    <dc:date>2015-09-29T11:29:13.084873273</dc:date>
    <meta:editing-duration>P0D</meta:editing-duration>
    <meta:editing-cycles>1</meta:editing-cycles>
    <meta:document-statistic meta:object-count="22"/>
    <meta:generator>LibreOffice/4.2.8.2$Linux_X86_64 LibreOffice_project/420m0$Build-2</meta:generator>
  </office:meta>
</office:document-meta>
</file>